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Object 5" manifest:media-type="application/octet-stream"/>
  <manifest:file-entry manifest:full-path="ObjectReplacements/Object 5" manifest:media-type=""/>
  <manifest:file-entry manifest:full-path="Object 7" manifest:media-type="application/octet-stream"/>
  <manifest:file-entry manifest:full-path="ObjectReplacements/Object 7" manifest:media-type=""/>
  <manifest:file-entry manifest:full-path="ObjectReplacements/Object 9" manifest:media-type=""/>
  <manifest:file-entry manifest:full-path="ObjectReplacements/Object 11" manifest:media-type=""/>
  <manifest:file-entry manifest:full-path="Object 13" manifest:media-type="application/octet-stream"/>
  <manifest:file-entry manifest:full-path="ObjectReplacements/Object 13" manifest:media-type=""/>
  <manifest:file-entry manifest:full-path="ObjectReplacements/Object 15" manifest:media-type=""/>
  <manifest:file-entry manifest:full-path="ObjectReplacements/Object 17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DB4E2"/>
      <style:text-properties style:font-name="Cambria" style:font-name-asian="Cambria" style:font-name-complex="Cambria" fo:font-size="18pt" style:font-size-asian="18pt" style:font-size-complex="18pt" fo:font-style="italic" style:font-style-asian="italic" style:font-style-complex="italic" fo:font-weight="bold" style:font-weight-asian="bold" style:font-weight-complex="bold" style:font-family-generic="roman"/>
    </style:style>
    <style:style style:name="ce3" style:family="table-cell" style:parent-style-name="Heading_1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Heading_2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ce5" style:family="table-cell" style:parent-style-name="background" style:data-style-name="N0"/>
    <style:style style:name="ce6" style:family="table-cell" style:parent-style-name="Heading_3" style:data-style-name="N0">
      <style:table-cell-properties style:vertical-align="middle" fo:background-color="#D9D9D9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6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graphic" style:name="a6" style:parent-style-name="Graphics">
      <style:graphic-properties/>
    </style:style>
    <style:style style:family="graphic" style:name="a0" style:parent-style-name="Graphics">
      <style:graphic-properties/>
    </style:style>
    <style:style style:family="graphic" style:name="a7" style:parent-style-name="Graphics">
      <style:graphic-properties/>
    </style:style>
    <style:style style:family="graphic" style:name="a1" style:parent-style-name="Graphics">
      <style:graphic-properties draw:draw-aspect="icon"/>
    </style:style>
    <style:style style:family="graphic" style:name="a8" style:parent-style-name="Graphics">
      <style:graphic-properties/>
    </style:style>
    <style:style style:family="graphic" style:name="a2" style:parent-style-name="Graphics">
      <style:graphic-properties draw:draw-aspect="icon"/>
    </style:style>
    <style:style style:family="graphic" style:name="a3" style:parent-style-name="Graphics">
      <style:graphic-properties/>
    </style:style>
    <style:style style:family="graphic" style:name="a4" style:parent-style-name="Graphics">
      <style:graphic-properties/>
    </style:style>
    <style:style style:family="graphic" style:name="a5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LE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OLE OBJECT TEST DOCUMENT</text:p>
          </table:table-cell>
          <table:table-cell table:number-columns-repeated="5" table:style-name="ce2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3">
            <text:p>1 - LINKED AND EMBEDDED OBJECT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1 - LINKED PICTURES</text:p>
          </table:table-cell>
          <table:table-cell table:number-columns-repeated="5" table:style-name="ce4"/>
          <table:table-cell table:number-columns-repeated="16378" table:style-name="ce1"/>
        </table:table-row>
        <table:table-row table:style-name="ro2">
          <table:table-cell office:value-type="string" table:style-name="ce6">
            <text:p>Internal cell</text:p>
          </table:table-cell>
          <table:table-cell office:value-type="string" table:style-name="ce6">
            <text:p>Internal name</text:p>
          </table:table-cell>
          <table:table-cell office:value-type="string" table:style-name="ce6">
            <text:p>Sheet cell</text:p>
          </table:table-cell>
          <table:table-cell office:value-type="string" table:style-name="ce6">
            <text:p>Sheet name</text:p>
          </table:table-cell>
          <table:table-cell office:value-type="string" table:style-name="ce6">
            <text:p>External cell</text:p>
          </table:table-cell>
          <table:table-cell office:value-type="string" table:style-name="ce6">
            <text:p>External name</text:p>
          </table:table-cell>
          <table:table-cell office:value-type="string" table:style-name="ce1">
            <text:p>Linked cell</text:p>
          </table:table-cell>
          <table:table-cell table:number-columns-repeated="16377"/>
        </table:table-row>
        <table:table-row table:style-name="ro5"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16378" table:style-name="ce1"/>
        </table:table-row>
        <table:table-row table:style-name="ro2">
          <table:table-cell office:value-type="string" table:style-name="ce6">
            <text:p>External DDE</text:p>
          </table:table-cell>
          <table:table-cell office:value-type="string" table:style-name="ce6">
            <text:p>External OLE</text:p>
          </table:table-cell>
          <table:table-cell table:number-columns-repeated="4" table:style-name="ce6"/>
          <table:table-cell table:number-columns-repeated="16378" table:style-name="ce1"/>
        </table:table-row>
        <table:table-row table:style-name="ro5">
          <table:table-cell table:style-name="ce5">
            <draw:rect draw:z-index="15" draw:name="Object 22">
              <svg:title/>
              <svg:desc/>
            </draw:rect>
          </table:table-cell>
          <table:table-cell table:style-name="ce5">
            <draw:frame draw:z-index="16" draw:id="id8" draw:style-name="a8" draw:name="Object 23" svg:x="0.25in" svg:y="0.09375in" svg:width="0.64583in" svg:height="0.21875in" style:rel-width="scale" style:rel-height="scale">
              <draw:object-ole draw:class-id="00020830-0000-0000-C000-000000000046" xlink:href="file:///X:/PATH/EXTP12_3.XLSX" xlink:type="simple" xlink:show="embed" xlink:actuate="onLoad"/>
              <draw:image xlink:href="ObjectReplacements/Object 17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2 - EMBEDDED OBJECTS</text:p>
          </table:table-cell>
          <table:table-cell table:number-columns-repeated="5" table:style-name="ce4"/>
          <table:table-cell table:number-columns-repeated="16378" table:style-name="ce1"/>
        </table:table-row>
        <table:table-row table:style-name="ro2">
          <table:table-cell office:value-type="string" table:style-name="ce6">
            <text:p>Picture</text:p>
          </table:table-cell>
          <table:table-cell office:value-type="string" table:style-name="ce6">
            <text:p>... as symbol</text:p>
          </table:table-cell>
          <table:table-cell office:value-type="string" table:style-name="ce6">
            <text:p>... own symbol</text:p>
          </table:table-cell>
          <table:table-cell office:value-type="string" table:style-name="ce6">
            <text:p>Text</text:p>
          </table:table-cell>
          <table:table-cell office:value-type="string" table:style-name="ce6">
            <text:p>Spreadsheet</text:p>
          </table:table-cell>
          <table:table-cell table:style-name="ce6"/>
          <table:table-cell table:number-columns-repeated="16378" table:style-name="ce1"/>
        </table:table-row>
        <table:table-row table:style-name="ro6">
          <table:table-cell table:style-name="ce5">
            <draw:frame draw:z-index="7" draw:id="id0" draw:style-name="a0" draw:name="Object 7" svg:x="0.09375in" svg:y="0.14583in" svg:width="0.95833in" svg:height="0.46875in" style:rel-width="scale" style:rel-height="scale">
              <draw:object-ole draw:class-id="0003000C-0000-0000-C000-000000000046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style-name="ce5">
            <draw:frame draw:z-index="8" draw:id="id1" draw:style-name="a1" draw:name="Object 8" svg:x="0.0625in" svg:y="0.04167in" svg:width="1in" svg:height="0.75in" style:rel-width="scale" style:rel-height="scale">
              <draw:object-ole draw:class-id="0003000C-0000-0000-C000-000000000046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style-name="ce5">
            <draw:frame draw:z-index="9" draw:id="id2" draw:style-name="a2" draw:name="Object 9" svg:x="0.0625in" svg:y="0.04167in" svg:width="1in" svg:height="0.75in" style:rel-width="scale" style:rel-height="scale">
              <draw:object-ole draw:class-id="0003000C-0000-0000-C000-000000000046" xlink:href="Object 5" xlink:type="simple" xlink:show="embed" xlink:actuate="onLoad"/>
              <draw:image xlink:href="ObjectReplacements/Object 5" xlink:type="simple" xlink:show="embed" xlink:actuate="onLoad"/>
              <svg:title/>
              <svg:desc/>
            </draw:frame>
          </table:table-cell>
          <table:table-cell table:style-name="ce5">
            <draw:frame draw:z-index="10" draw:id="id3" draw:style-name="a3" draw:name="Object 10" svg:x="0.10417in" svg:y="0.16667in" svg:width="0.91667in" svg:height="0.46875in" style:rel-width="scale" style:rel-height="scale">
              <draw:object-ole draw:class-id="0003000C-0000-0000-C000-000000000046" xlink:href="Object 7" xlink:type="simple" xlink:show="embed" xlink:actuate="onLoad"/>
              <draw:image xlink:href="ObjectReplacements/Object 7" xlink:type="simple" xlink:show="embed" xlink:actuate="onLoad"/>
              <svg:title/>
              <svg:desc/>
            </draw:frame>
          </table:table-cell>
          <table:table-cell table:style-name="ce5">
            <draw:frame draw:z-index="13" draw:id="id6" draw:style-name="a6" draw:name="Object 20" svg:x="0.09375in" svg:y="0.17708in" svg:width="2.01042in" svg:height="0.42708in" style:rel-width="scale" style:rel-height="scale">
              <draw:object-ole draw:class-id="00020830-0000-0000-C000-000000000046" xlink:href="Object 13" xlink:type="simple" xlink:show="embed" xlink:actuate="onLoad"/>
              <draw:image xlink:href="ObjectReplacements/Object 13" xlink:type="simple" xlink:show="embed" xlink:actuate="onLoad"/>
              <svg:title/>
              <svg:desc/>
            </draw:frame>
          </table:table-cell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4">
          <table:table-cell office:value-type="string" table:style-name="ce4">
            <text:p>1.3 - LINKED OBJECTS</text:p>
          </table:table-cell>
          <table:table-cell table:number-columns-repeated="5" table:style-name="ce4"/>
          <table:table-cell table:number-columns-repeated="16378" table:style-name="ce1"/>
        </table:table-row>
        <table:table-row table:style-name="ro2">
          <table:table-cell office:value-type="string" table:style-name="ce6">
            <text:p>Picture</text:p>
          </table:table-cell>
          <table:table-cell office:value-type="string" table:style-name="ce6">
            <text:p>Text (manual update)</text:p>
          </table:table-cell>
          <table:table-cell table:number-columns-repeated="2" table:style-name="ce6"/>
          <table:table-cell office:value-type="string" table:style-name="ce6">
            <text:p>Spreadsheet</text:p>
          </table:table-cell>
          <table:table-cell table:style-name="ce6"/>
          <table:table-cell table:number-columns-repeated="16378" table:style-name="ce1"/>
        </table:table-row>
        <table:table-row table:style-name="ro6">
          <table:table-cell table:style-name="ce5">
            <draw:frame draw:z-index="11" draw:id="id4" draw:style-name="a4" draw:name="Object 13" svg:x="0.26042in" svg:y="0.15625in" svg:width="0.6875in" svg:height="0.53125in" style:rel-width="scale" style:rel-height="scale">
              <draw:object-ole draw:class-id="F20DA720-C02F-11CE-927B-0800095AE340" xlink:href="file:///X:/PATH/SMILEY.PNG" xlink:type="simple" xlink:show="embed" xlink:actuate="onLoad"/>
              <draw:image xlink:href="ObjectReplacements/Object 9" xlink:type="simple" xlink:show="embed" xlink:actuate="onLoad"/>
              <svg:title/>
              <svg:desc/>
            </draw:frame>
          </table:table-cell>
          <table:table-cell table:style-name="ce5">
            <draw:frame draw:z-index="12" draw:id="id5" draw:style-name="a5" draw:name="Object 14" svg:x="0.26042in" svg:y="0.15625in" svg:width="0.53125in" svg:height="0.53125in" style:rel-width="scale" style:rel-height="scale">
              <draw:object-ole draw:class-id="F20DA720-C02F-11CE-927B-0800095AE340" xlink:href="file:///X:/PATH/TEXT.TXT" xlink:type="simple" xlink:show="embed" xlink:actuate="onLoad"/>
              <draw:image xlink:href="ObjectReplacements/Object 11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table:style-name="ce5">
            <draw:frame draw:z-index="14" draw:id="id7" draw:style-name="a7" draw:name="Object 21" svg:x="0.13542in" svg:y="0.21875in" svg:width="2.01042in" svg:height="0.42708in" style:rel-width="scale" style:rel-height="scale">
              <draw:object-ole draw:class-id="00020830-0000-0000-C000-000000000046" xlink:href="file:///X:/PATH/EXTOBJ12.XLSX" xlink:type="simple" xlink:show="embed" xlink:actuate="onLoad"/>
              <draw:image xlink:href="ObjectReplacements/Object 15" xlink:type="simple" xlink:show="embed" xlink:actuate="onLoad"/>
              <svg:title/>
              <svg:desc/>
            </draw:frame>
          </table:table-cell>
          <table:table-cell table:style-name="ce5"/>
          <table:table-cell table:number-columns-repeated="16378"/>
        </table:table-row>
        <table:table-row table:number-rows-repeated="1048559" table:style-name="ro2">
          <table:table-cell table:number-columns-repeated="16384"/>
        </table:table-row>
      </table:table>
      <table:table table:name="SourceData" table:style-name="ta2">
        <table:table-column table:style-name="co2" table:default-cell-style-name="ce1"/>
        <table:table-column table:style-name="co3" table:number-columns-repeated="16383" table:default-cell-style-name="ce1"/>
        <table:table-row table:style-name="ro2">
          <table:table-cell office:value-type="string" table:style-name="ce1">
            <text:p>Linked sheet</text:p>
          </table:table-cell>
          <table:table-cell table:number-columns-repeated="16383"/>
        </table:table-row>
        <table:table-row table:number-rows-repeated="1048575" table:style-name="ro2">
          <table:table-cell table:number-columns-repeated="16384"/>
        </table:table-row>
        <table:named-expressions>
          <table:named-range table:name="name" table:cell-range-address="SourceData.$A$1" table:base-cell-address="SourceData.$A$1"/>
        </table:named-expressions>
      </table:table>
      <table:table table:name="'file:///X:/PATH/EXTP12_3.XLSX'#Sheet1" table:style-name="ta3">
        <table:table-source xlink:href="file:///X:/PATH/EXTP12_3.XLSX" table:table-name="Sheet1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2"/>
          <table:table-cell office:value-type="boolean" office:boolean-value="true"/>
          <table:table-cell table:number-columns-repeated="16381"/>
        </table:table-row>
        <table:table-row table:number-rows-repeated="1048569">
          <table:table-cell table:number-columns-repeated="16381"/>
        </table:table-row>
      </table:table>
      <table:table table:name="'file:///X:/PATH/EXTP12_3.XLSX'#Sheet2" table:style-name="ta3">
        <table:table-source xlink:href="file:///X:/PATH/EXTP12_3.XLSX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X:/PATH/EXTP12_3.XLSX'#Sheet3" table:style-name="ta3">
        <table:table-source xlink:href="file:///X:/PATH/EXTP12_3.XLSX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X:/PATH/EXTP12_3.XLSX'#Sheet4" table:style-name="ta3">
        <table:table-source xlink:href="file:///X:/PATH/EXTP12_3.XLSX" table:table-name="Shee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X:/PATH/EXTP12_3.XLSX'#Sheet5" table:style-name="ta3">
        <table:table-source xlink:href="file:///X:/PATH/EXTP12_3.XLSX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name" table:cell-range-address="OLE.$G$6" table:base-cell-address="OLE.$A$1"/>
      </table:named-expressions>
      <table:dde-links/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background" style:family="table-cell" style:data-style-name="N0"/>
    <style:style style:name="Heading_1" style:family="table-cell" style:data-style-name="N0">
      <style:table-cell-properties fo:background-color="#FFC080"/>
      <style:text-properties style:font-name="Cambria" style:font-name-asian="Cambria" style:font-name-complex="Cambria" fo:font-size="14pt" style:font-size-asian="14pt" style:font-size-complex="14pt" fo:font-style="italic" style:font-style-asian="italic" style:font-style-complex="italic" fo:font-weight="bold" style:font-weight-asian="bold" style:font-weight-complex="bold" style:font-family-generic="roman"/>
    </style:style>
    <style:style style:name="Heading_2" style:family="table-cell" style:data-style-name="N0">
      <style:table-cell-properties fo:background-color="#FFFFC0"/>
      <style:text-properties style:font-name="Cambria" style:font-name-asian="Cambria" style:font-name-complex="Cambria" fo:font-size="12pt" style:font-size-asian="12pt" style:font-size-complex="12pt" fo:font-style="italic" style:font-style-asian="italic" style:font-style-complex="italic" style:font-family-generic="roman"/>
    </style:style>
    <style:style style:name="Heading_3" style:family="table-cell" style:data-style-name="N0">
      <style:table-cell-properties style:vertical-align="middle" fo:background-color="#D9D9D9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ffffff" draw:opacity="100%" draw:stroke="solid" svg:stroke-width="0.01389in" svg:stroke-color="#000000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dministrator</meta:initial-creator>
    <dc:creator>Olaf Felka</dc:creator>
    <meta:creation-date>2007-12-10T09:28:15Z</meta:creation-date>
    <dc:date>2014-02-28T10:14:47Z</dc:date>
    <meta:editing-duration>PT0S</meta:editing-duration>
  </office:meta>
</office:document-meta>
</file>